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solid" style:text-underline-width="auto" style:text-underline-color="font-color" fo:font-weight="bold" officeooo:rsid="00159b37" officeooo:paragraph-rsid="00159b37" style:font-size-asian="17.5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59b37" officeooo:paragraph-rsid="00159b37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ach</text:p>
      <text:p text:style-name="P2">- feld mit 8x8 eig (10x10) für anzeige</text:p>
      <text:p text:style-name="P2">- feld mit 8x8 eig (10x10) für logik</text:p>
      <text:p text:style-name="P2">- für jede figur eigene Klasse</text:p>
      <text:p text:style-name="P2"><text:tab/>- jede Figur nur so bewegen, wie er kann</text:p>
      <text:p text:style-name="P2"><text:tab/>- soll graphisch gezeigt werden</text:p>
      <text:p text:style-name="P2">- Gewinnauswertung</text:p>
      <text:p text:style-name="P2">- Restart</text:p>
      <text:p text:style-name="P2">- lokalen Multiplayer</text:p>
      <text:p text:style-name="P2"><text:tab/>- vielleicht drehen</text:p>
      <text:p text:style-name="P2">- anzeigen wer dran ist</text:p>
      <text:p text:style-name="P2">- Schach feststellen</text:p>
      <text:p text:style-name="P2">- Matt feststellen</text:p>
      <text:p text:style-name="P2"/>
      <text:p text:style-name="P2">Herr Heusel Wunsch:</text:p>
      <text:p text:style-name="P2">- Bewertung wie es steht (anhand der Figuren?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8:17:29.462000000</meta:creation-date>
    <dc:date>2024-04-26T09:30:49.505000000</dc:date>
    <meta:editing-duration>PT1H13M20S</meta:editing-duration>
    <meta:editing-cycles>1</meta:editing-cycles>
    <meta:document-statistic meta:table-count="0" meta:image-count="0" meta:object-count="0" meta:page-count="1" meta:paragraph-count="15" meta:word-count="69" meta:character-count="377" meta:non-whitespace-character-count="320"/>
    <meta:generator>LibreOffice/7.6.4.1$Windows_X86_64 LibreOffice_project/e19e193f88cd6c0525a17fb7a176ed8e6a3e2aa1</meta:generator>
  </office:meta>
</office:document-meta>
</file>